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6E000001F37CA3CBA5.png"/>
  <manifest:file-entry manifest:media-type="image/png" manifest:full-path="Pictures/1000020100000369000001EE9FD2FA93.png"/>
  <manifest:file-entry manifest:media-type="image/png" manifest:full-path="Pictures/1000020100000369000001EB17597807.png"/>
  <manifest:file-entry manifest:media-type="image/png" manifest:full-path="Pictures/100002010000036C000001ED1C3084AE.png"/>
  <manifest:file-entry manifest:media-type="image/png" manifest:full-path="Pictures/100002010000036A000001F2765CC192.png"/>
  <manifest:file-entry manifest:media-type="image/png" manifest:full-path="Pictures/100002010000036F000001E6A120CD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59cm" table:align="margins"/>
    </style:style>
    <style:style style:name="Tabella1.A" style:family="table-column">
      <style:table-column-properties style:column-width="8.795cm" style:rel-column-width="3276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Table_20_Contents"><draw:frame draw:style-name="fr1" draw:name="immagini1" text:anchor-type="paragraph" svg:width="8.601cm" svg:height="4.865cm" draw:z-index="0"><draw:image xlink:href="Pictures/1000020100000369000001EE9FD2FA93.png" xlink:type="simple" xlink:show="embed" xlink:actuate="onLoad"/></draw:frame></text:p>
          </table:table-cell>
          <table:table-cell table:style-name="Tabella1.B1" office:value-type="string">
            <text:p text:style-name="Table_20_Contents"><draw:frame draw:style-name="fr1" draw:name="immagini2" text:anchor-type="paragraph" svg:width="8.601cm" svg:height="4.888cm" draw:z-index="1"><draw:image xlink:href="Pictures/100002010000036E000001F37CA3CBA5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3" text:anchor-type="paragraph" svg:width="8.601cm" svg:height="4.837cm" draw:z-index="2"><draw:image xlink:href="Pictures/1000020100000369000001EB17597807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4" text:anchor-type="paragraph" svg:width="8.601cm" svg:height="4.9cm" draw:z-index="3"><draw:image xlink:href="Pictures/100002010000036A000001F2765CC192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5" text:anchor-type="paragraph" svg:width="8.601cm" svg:height="4.754cm" draw:z-index="4"><draw:image xlink:href="Pictures/100002010000036F000001E6A120CD9A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6" text:anchor-type="paragraph" svg:width="8.601cm" svg:height="4.838cm" draw:z-index="5"><draw:image xlink:href="Pictures/100002010000036C000001ED1C3084AE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ovanni Gallo</meta:initial-creator>
    <meta:creation-date>2015-10-10T10:30:35.59</meta:creation-date>
    <meta:document-statistic meta:table-count="1" meta:image-count="6" meta:object-count="0" meta:page-count="1" meta:paragraph-count="0" meta:word-count="0" meta:character-count="0"/>
    <dc:date>2015-10-10T10:32:14.93</dc:date>
    <dc:creator>Giovanni Gallo</dc:creator>
    <meta:editing-duration>PT1M39S</meta:editing-duration>
    <meta:editing-cycles>1</meta:editing-cycles>
    <meta:generator>OpenOffice/4.1.1$Win32 OpenOffice.org_project/411m6$Build-9775</meta:generator>
  </office:meta>
</office:document-meta>
</file>